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eeeeee"/>
      <style:paragraph-properties fo:text-align="center"/>
      <style:text-properties fo:color="#000000" fo:font-size="9pt"/>
    </style:style>
    <style:style style:name="P8" style:family="paragraph">
      <loext:graphic-properties draw:fill-color="#f17c0b"/>
      <style:paragraph-properties fo:text-align="center"/>
      <style:text-properties fo:color="#000000" fo:font-size="9pt"/>
    </style:style>
    <style:style style:name="P9" style:family="paragraph"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8cm" svg:y1="2.665cm" svg:x2="6.9cm" svg:y2="1.765cm">
            <text:p/>
          </draw:line>
          <draw:line draw:style-name="gr1" draw:text-style-name="P1" draw:layer="layout" svg:x1="3.8cm" svg:y1="2.665cm" svg:x2="6.9cm" svg:y2="3.865cm">
            <text:p/>
          </draw:line>
          <draw:line draw:style-name="gr1" draw:text-style-name="P1" draw:layer="layout" svg:x1="3.8cm" svg:y1="2.665cm" svg:x2="6.952cm" svg:y2="6.126cm">
            <text:p/>
          </draw:line>
          <draw:line draw:style-name="gr1" draw:text-style-name="P1" draw:layer="layout" svg:x1="3.8cm" svg:y1="2.665cm" svg:x2="6.987cm" svg:y2="8.12cm">
            <text:p/>
          </draw:line>
          <draw:line draw:style-name="gr2" draw:text-style-name="P1" draw:layer="layout" svg:x1="3.762cm" svg:y1="4.97cm" svg:x2="6.9cm" svg:y2="3.965cm">
            <text:p/>
          </draw:line>
          <draw:line draw:style-name="gr2" draw:text-style-name="P1" draw:layer="layout" svg:x1="3.8cm" svg:y1="4.965cm" svg:x2="6.908cm" svg:y2="6.175cm">
            <text:p/>
          </draw:line>
          <draw:line draw:style-name="gr2" draw:text-style-name="P1" draw:layer="layout" svg:x1="3.8cm" svg:y1="4.965cm" svg:x2="6.904cm" svg:y2="8.304cm">
            <text:p/>
          </draw:line>
          <draw:line draw:style-name="gr2" draw:text-style-name="P1" draw:layer="layout" svg:x1="3.8cm" svg:y1="4.965cm" svg:x2="6.92cm" svg:y2="1.876cm">
            <text:p/>
          </draw:line>
          <draw:line draw:style-name="gr2" draw:text-style-name="P1" draw:layer="layout" svg:x1="3.782cm" svg:y1="7.285cm" svg:x2="6.936cm" svg:y2="6.204cm">
            <text:p/>
          </draw:line>
          <draw:line draw:style-name="gr2" draw:text-style-name="P1" draw:layer="layout" svg:x1="3.8cm" svg:y1="7.265cm" svg:x2="6.908cm" svg:y2="8.464cm">
            <text:p/>
          </draw:line>
          <draw:line draw:style-name="gr2" draw:text-style-name="P1" draw:layer="layout" svg:x1="3.8cm" svg:y1="7.265cm" svg:x2="6.987cm" svg:y2="2.021cm">
            <text:p/>
          </draw:line>
          <draw:line draw:style-name="gr2" draw:text-style-name="P1" draw:layer="layout" svg:x1="3.798cm" svg:y1="7.286cm" svg:x2="6.9cm" svg:y2="4.065cm">
            <text:p/>
          </draw:line>
          <draw:line draw:style-name="gr1" draw:text-style-name="P1" draw:layer="layout" svg:x1="1.422cm" svg:y1="2.677cm" svg:x2="3.046cm" svg:y2="2.657cm">
            <text:p/>
          </draw:line>
          <draw:line draw:style-name="gr1" draw:text-style-name="P1" draw:layer="layout" svg:x1="1.437cm" svg:y1="7.201cm" svg:x2="3.061cm" svg:y2="7.181cm">
            <text:p/>
          </draw:line>
          <draw:line draw:style-name="gr1" draw:text-style-name="P1" draw:layer="layout" svg:x1="1.422cm" svg:y1="4.956cm" svg:x2="3.046cm" svg:y2="4.936cm">
            <text:p/>
          </draw:line>
          <draw:frame draw:style-name="gr3" draw:text-style-name="P2" draw:layer="layout" svg:width="1.138cm" svg:height="0.689cm" svg:x="1.602cm" svg:y="2.16cm">
            <draw:text-box>
              <text:p><text:span text:style-name="T1">x</text:span><text:span text:style-name="T2">1</text:span></text:p>
            </draw:text-box>
          </draw:frame>
          <draw:frame draw:style-name="gr3" draw:text-style-name="P2" draw:layer="layout" svg:width="1.138cm" svg:height="0.689cm" svg:x="1.602cm" svg:y="6.625cm">
            <draw:text-box>
              <text:p><text:span text:style-name="T1">x</text:span><text:span text:style-name="T2">3</text:span></text:p>
            </draw:text-box>
          </draw:frame>
          <draw:frame draw:style-name="gr3" draw:text-style-name="P2" draw:layer="layout" svg:width="1.138cm" svg:height="0.689cm" svg:x="1.602cm" svg:y="4.423cm">
            <draw:text-box>
              <text:p><text:span text:style-name="T1">x</text:span><text:span text:style-name="T2">2</text:span></text:p>
            </draw:text-box>
          </draw:frame>
          <draw:custom-shape draw:style-name="gr4" draw:text-style-name="P4" draw:layer="layout" svg:width="0.794cm" svg:height="0.794cm" svg:x="2.978cm" svg:y="2.304cm">
            <text:p text:style-name="P3"><text:span text:style-name="T3">i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2.978cm" svg:y="6.828cm">
            <text:p text:style-name="P3"><text:span text:style-name="T5">i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794cm" svg:height="0.794cm" svg:x="2.978cm" svg:y="4.583cm">
            <text:p text:style-name="P3"><text:span text:style-name="T3">i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1.386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5.813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3.6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8.027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4" draw:layer="layout" svg:width="0.794cm" svg:height="0.794cm" svg:x="10.706cm" svg:y="3.964cm">
              <text:p text:style-name="P3"><text:span text:style-name="T3">o</text:span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794cm" svg:height="0.794cm" svg:x="10.706cm" svg:y="6.171cm">
              <text:p text:style-name="P3"><text:span text:style-name="T3">o</text:span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7.751cm" svg:y1="1.838cm" svg:x2="10.8cm" svg:y2="4.165cm">
            <text:p/>
          </draw:line>
          <draw:line draw:style-name="gr2" draw:text-style-name="P1" draw:layer="layout" svg:x1="7.746cm" svg:y1="1.848cm" svg:x2="10.8cm" svg:y2="6.265cm">
            <text:p/>
          </draw:line>
          <draw:line draw:style-name="gr1" draw:text-style-name="P1" draw:layer="layout" svg:x1="7.745cm" svg:y1="3.988cm" svg:x2="10.7cm" svg:y2="4.365cm">
            <text:p/>
          </draw:line>
          <draw:line draw:style-name="gr1" draw:text-style-name="P1" draw:layer="layout" svg:x1="7.722cm" svg:y1="6.208cm" svg:x2="10.7cm" svg:y2="4.565cm">
            <text:p/>
          </draw:line>
          <draw:line draw:style-name="gr2" draw:text-style-name="P1" draw:layer="layout" svg:x1="7.745cm" svg:y1="8.41cm" svg:x2="10.8cm" svg:y2="4.665cm">
            <text:p/>
          </draw:line>
          <draw:line draw:style-name="gr1" draw:text-style-name="P1" draw:layer="layout" svg:x1="7.722cm" svg:y1="6.253cm" svg:x2="10.7cm" svg:y2="6.565cm">
            <text:p/>
          </draw:line>
          <draw:line draw:style-name="gr2" draw:text-style-name="P1" draw:layer="layout" svg:x1="7.699cm" svg:y1="8.479cm" svg:x2="10.7cm" svg:y2="6.765cm">
            <text:p/>
          </draw:line>
          <draw:line draw:style-name="gr1" draw:text-style-name="P1" draw:layer="layout" svg:x1="7.7cm" svg:y1="3.965cm" svg:x2="10.7cm" svg:y2="6.465cm">
            <text:p/>
          </draw:line>
          <draw:line draw:style-name="gr1" draw:text-style-name="P1" draw:layer="layout" svg:x1="11.476cm" svg:y1="4.365cm" svg:x2="13.1cm" svg:y2="4.345cm">
            <text:p/>
          </draw:line>
          <draw:line draw:style-name="gr1" draw:text-style-name="P1" draw:layer="layout" svg:x1="11.476cm" svg:y1="6.565cm" svg:x2="13.1cm" svg:y2="6.545cm">
            <text:p/>
          </draw:line>
        </draw:g>
        <draw:frame draw:style-name="gr6" draw:text-style-name="P10" draw:layer="layout" svg:width="5.3cm" svg:height="2.9cm" svg:x="13.7cm" svg:y="3.653cm">
          <draw:text-box>
            <text:p text:style-name="P9">Dropout network for the first epo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8:26:28.728079368</dc:date>
    <meta:editing-duration>PT1H18M27S</meta:editing-duration>
    <meta:editing-cycles>20</meta:editing-cycles>
    <meta:generator>LibreOffice/5.0.3.2$Linux_X86_64 LibreOffice_project/00m0$Build-2</meta:generator>
    <meta:document-statistic meta:object-count="40"/>
  </office:meta>
</office:document-meta>
</file>